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line-height="150%" fo:text-align="justify" style:justify-single-word="false"/>
    </style:style>
    <style:style style:name="P4" style:family="paragraph" style:parent-style-name="Frame_20_contents">
      <style:paragraph-properties fo:line-height="150%" fo:text-align="justify" style:justify-single-word="false"/>
      <style:text-properties officeooo:paragraph-rsid="001dd647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</style:style>
    <style:style style:name="P7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  <style:text-properties officeooo:paragraph-rsid="001dd647"/>
    </style:style>
    <style:style style:name="P8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  <style:text-properties officeooo:paragraph-rsid="001eab57"/>
    </style:style>
    <style:style style:name="P9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  <style:text-properties officeooo:paragraph-rsid="0021bf53"/>
    </style:style>
    <style:style style:name="P10" style:family="paragraph" style:parent-style-name="Frame_20_contents">
      <style:paragraph-properties fo:margin-left="0cm" fo:margin-right="0cm" fo:line-height="150%" fo:text-align="end" style:justify-single-word="false" fo:text-indent="1.27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  <style:text-properties officeooo:paragraph-rsid="002386a5"/>
    </style:style>
    <style:style style:name="P13" style:family="paragraph" style:parent-style-name="Frame_20_contents">
      <style:paragraph-properties fo:margin-left="0cm" fo:margin-right="0cm" fo:line-height="150%" fo:text-align="justify" style:justify-single-word="false" fo:text-indent="1.27cm" style:auto-text-indent="false"/>
      <style:text-properties officeooo:paragraph-rsid="0021bf53"/>
    </style:style>
    <style:style style:name="P14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145c" style:font-weight-asian="bold" style:font-weight-complex="bold"/>
    </style:style>
    <style:style style:name="T4" style:family="text">
      <style:text-properties fo:font-weight="bold" officeooo:rsid="001909b8" style:font-weight-asian="bold" style:font-weight-complex="bold"/>
    </style:style>
    <style:style style:name="T5" style:family="text">
      <style:text-properties fo:font-weight="bold" officeooo:rsid="0019ae84" style:font-weight-asian="bold" style:font-weight-complex="bold"/>
    </style:style>
    <style:style style:name="T6" style:family="text">
      <style:text-properties fo:font-weight="bold" officeooo:rsid="001d16d7" style:font-weight-asian="bold" style:font-weight-complex="bold"/>
    </style:style>
    <style:style style:name="T7" style:family="text">
      <style:text-properties fo:font-weight="bold" officeooo:rsid="002386a5" style:font-weight-asian="bold" style:font-weight-complex="bold"/>
    </style:style>
    <style:style style:name="T8" style:family="text">
      <style:text-properties fo:font-weight="bold" officeooo:rsid="002386a5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09b8" style:font-weight-asian="normal" style:font-weight-complex="normal"/>
    </style:style>
    <style:style style:name="T11" style:family="text">
      <style:text-properties officeooo:rsid="001add9f"/>
    </style:style>
    <style:style style:name="T12" style:family="text">
      <style:text-properties officeooo:rsid="001ae376"/>
    </style:style>
    <style:style style:name="T13" style:family="text">
      <style:text-properties officeooo:rsid="001eab57"/>
    </style:style>
    <style:style style:name="T14" style:family="text">
      <style:text-properties officeooo:rsid="001fc840"/>
    </style:style>
    <style:style style:name="T15" style:family="text">
      <style:text-properties officeooo:rsid="0021c3ca"/>
    </style:style>
    <style:style style:name="T16" style:family="text">
      <style:text-properties officeooo:rsid="002386a5"/>
    </style:style>
    <style:style style:name="T17" style:family="text">
      <style:text-properties officeooo:rsid="0024db2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2.01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char" svg:x="-0.857cm" svg:y="0.503cm" svg:width="17.641cm" svg:height="23.813cm" draw:z-index="0"><draw:text-box><text:p text:style-name="P1"/><text:p text:style-name="P2"/><text:p text:style-name="P1">ACKNOWLEDGEMENT</text:p><text:p text:style-name="P1"/><text:p text:style-name="P6">I take this opportunity to express my gratitude to all those people who have been instrumental in making this <text:span text:style-name="T17">seminar/design project/</text:span>project successful.</text:p><text:p text:style-name="P3"/><text:p text:style-name="P12">I feel honored to place warm salutation to <text:span text:style-name="T7">K.L.S. GOGTE INSTITUTE OF TECHNOLOGY</text:span><text:span text:style-name="T2">, </text:span><text:span text:style-name="T7">Belagavi</text:span><text:span text:style-name="T2">, </text:span>which gave the opportunity to study <text:span text:style-name="T16">B.E.</text:span> and strengthen my knowledge base. </text:p><text:p text:style-name="P12"/><text:p text:style-name="P7">I would like to express sincere thanks to <text:span text:style-name="T3">Dr. </text:span><text:span text:style-name="T7">PrincipalName</text:span>, Principal, <text:span text:style-name="T16">G.I.T</text:span>, <text:span text:style-name="T16">Belagavi</text:span> for his/<text:span text:style-name="T16">her</text:span> warm support throughout the <text:span text:style-name="T16">B.E.</text:span> program.</text:p><text:p text:style-name="P4"/><text:p text:style-name="P8">I am extremely thankful to <text:span text:style-name="T2">Dr. </text:span><text:span text:style-name="T7">HODName</text:span>, Professor &amp; Head Dept of CS &amp; E, <text:span text:style-name="T16">G.I.T, Belagavi</text:span> for his/<text:span text:style-name="T16">her</text:span> constant co-operation and support throughout this project.</text:p><text:p text:style-name="P7"/><text:p text:style-name="P9">I hereby express my thanks to <text:span text:style-name="T2">Dr. </text:span><text:span text:style-name="T7">GuideName</text:span><text:span text:style-name="T9">,</text:span><text:span text:style-name="T2"> </text:span>Ass<text:span text:style-name="T12">oc</text:span>. Professor, Dept of CS &amp; E, <text:span text:style-name="T16">G.I.T, Belagavi</text:span> for being internal guide for this project. <text:span text:style-name="T16">He/</text:span>She has provided me incessant support and has been a constant source of inspiration throughout the project.</text:p><text:p text:style-name="P9"/><text:p text:style-name="P12">I thank all my family members, friends <text:span text:style-name="T15">and</text:span> <text:span text:style-name="T15">to all the Teaching, Non-Teaching and Technical staff of Computer Science and Engineering Department, K.L.S. GOGTE INSTITUTE OF TECHNOLOGY, Belagavi for their invaluable support and guidance.</text:span></text:p><text:p text:style-name="P6"/><text:p text:style-name="P6"><text:tab/><text:tab/><text:tab/><text:tab/><text:tab/></text:p><text:p text:style-name="P10"><text:tab/><text:tab/><text:tab/><text:tab/><text:tab/><text:tab/><text:tab/><text:tab/><text:tab/> <text:s text:c="2"/><text:span text:style-name="T8">StudentName</text:span></text:p><text:p text:style-name="P14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8T16:17:00</meta:creation-date>
    <meta:initial-creator>Administrator</meta:initial-creator>
    <dc:language>en-IN</dc:language>
    <dc:date>2017-11-01T16:34:28.007121687</dc:date>
    <meta:editing-cycles>19</meta:editing-cycles>
    <meta:editing-duration>PT8M54S</meta:editing-duration>
    <meta:generator>LibreOffice/5.3.1.2$Linux_X86_64 LibreOffice_project/30m0$Build-2</meta:generator>
    <meta:document-statistic meta:table-count="0" meta:image-count="0" meta:object-count="0" meta:page-count="1" meta:paragraph-count="9" meta:word-count="172" meta:character-count="1143" meta:non-whitespace-character-count="961"/>
    <meta:template xlink:type="simple" xlink:actuate="onRequest" xlink:title="Normal" xlink:href=""/>
  </office:meta>
</office:document-meta>
</file>